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Arial2" svg:font-family="Arial" style:font-adornments="Predeterminado" style:font-family-generic="swiss"/>
    <style:font-face style:name="Courier New1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Lohit Hindi" svg:font-family="'Lohit Hindi'" style:font-pitch="variable"/>
    <style:font-face style:name="Osaka" svg:font-family="Osak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wiss" style:font-pitch="variable"/>
    <style:font-face style:name="Verdana" svg:font-family="Verdana" style:font-family-generic="swiss" style:font-pitch="variable"/>
    <style:font-face style:name="Lucida Sans Unicode1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10pt" fo:language="es" fo:country="AR" officeooo:rsid="0010d827" officeooo:paragraph-rsid="0010d827" style:font-size-asian="10pt" style:font-size-complex="10pt"/>
    </style:style>
    <style:style style:name="P2" style:family="paragraph" style:parent-style-name="Standard">
      <style:text-properties style:font-name="Verdana" fo:font-size="10pt" fo:language="es" fo:country="AR" officeooo:paragraph-rsid="0007c5c5" style:font-size-asian="10pt" style:font-size-complex="10pt"/>
    </style:style>
    <style:style style:name="P3" style:family="paragraph" style:parent-style-name="Standard">
      <style:text-properties style:font-name="Verdana" fo:font-size="10pt" fo:language="es" fo:country="AR" officeooo:rsid="0007c5c5" officeooo:paragraph-rsid="0007c5c5" style:font-size-asian="10pt" style:font-size-complex="10pt"/>
    </style:style>
    <style:style style:name="P4" style:family="paragraph" style:parent-style-name="Standard">
      <style:text-properties style:font-name="Verdana" fo:language="es" fo:country="AR"/>
    </style:style>
    <style:style style:name="P5" style:family="paragraph" style:parent-style-name="Table_20_Contents">
      <style:paragraph-properties fo:text-align="end" style:justify-single-word="false"/>
      <style:text-properties style:font-name="Verdana" fo:font-size="10pt" fo:language="es" fo:country="AR" style:font-size-asian="10pt" style:font-size-complex="10pt"/>
    </style:style>
    <style:style style:name="P6" style:family="paragraph" style:parent-style-name="Footer">
      <style:text-properties fo:language="es" fo:country="AR"/>
    </style:style>
    <style:style style:name="P7" style:family="paragraph" style:parent-style-name="Header">
      <style:text-properties fo:language="es" fo:country="AR"/>
    </style:style>
    <style:style style:name="P8" style:family="paragraph" style:parent-style-name="Text_20_body">
      <style:text-properties fo:language="es" fo:country="AR" officeooo:rsid="0010d827" officeooo:paragraph-rsid="0010d827"/>
    </style:style>
    <style:style style:name="P9" style:family="paragraph" style:parent-style-name="Text_20_body">
      <style:text-properties fo:language="es" fo:country="AR" officeooo:rsid="000cf288" officeooo:paragraph-rsid="000cf288"/>
    </style:style>
    <style:style style:name="P10" style:family="paragraph" style:parent-style-name="Text_20_body">
      <style:text-properties fo:language="es" fo:country="AR" officeooo:rsid="0010d827" officeooo:paragraph-rsid="0010d827"/>
    </style:style>
    <style:style style:name="P11" style:family="paragraph" style:parent-style-name="Text_20_body">
      <style:text-properties fo:language="es" fo:country="AR" officeooo:rsid="00129ac4" officeooo:paragraph-rsid="00129ac4"/>
    </style:style>
    <style:style style:name="P12" style:family="paragraph" style:parent-style-name="Text_20_body">
      <style:text-properties fo:language="es" fo:country="AR" officeooo:paragraph-rsid="00129ac4"/>
    </style:style>
    <style:style style:name="P13" style:family="paragraph" style:parent-style-name="Heading_20_1">
      <style:text-properties fo:language="es" fo:country="AR" officeooo:rsid="0007c5c5" officeooo:paragraph-rsid="0007c5c5"/>
    </style:style>
    <style:style style:name="P14" style:family="paragraph" style:parent-style-name="Heading_20_2">
      <style:text-properties fo:language="es" fo:country="AR" officeooo:rsid="000ec8a5" officeooo:paragraph-rsid="000ec8a5"/>
    </style:style>
    <style:style style:name="P15" style:family="paragraph" style:parent-style-name="Heading_20_2">
      <style:text-properties fo:language="es" fo:country="AR" officeooo:rsid="000cf288"/>
    </style:style>
    <style:style style:name="P16" style:family="paragraph" style:parent-style-name="Heading_20_2">
      <style:text-properties fo:language="es" fo:country="AR" officeooo:rsid="0011e12b" officeooo:paragraph-rsid="0011e12b"/>
    </style:style>
    <style:style style:name="T1" style:family="text">
      <style:text-properties officeooo:rsid="0010d827"/>
    </style:style>
    <style:style style:name="T2" style:family="text">
      <style:text-properties officeooo:rsid="0011e12b"/>
    </style:style>
    <style:style style:name="T3" style:family="text">
      <style:text-properties officeooo:rsid="00129ac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Enunciado</text:h>
      <text:h text:style-name="P14" text:outline-level="2">Precondición</text:h>
      <text:p text:style-name="P8">Batalla Espacial: Herencia y Polimorfismo, Nivel 1, terminado.</text:p>
      <text:h text:style-name="P15" text:outline-level="2">Contexto</text:h>
      <text:p text:style-name="P9">Se desea desarrollar un<text:span text:style-name="T1">a Civilización que participe de la Batalla Espacial pero que su foco esté en la exploración del Tablero.</text:span></text:p>
      <text:h text:style-name="P16" text:outline-level="2">Consigna</text:h>
      <text:p text:style-name="P8"><text:span text:style-name="T2">D</text:span>esarrollar <text:span text:style-name="T2">una Civilización para </text:span>hacer un análisis topológico del Tablero. Los Pilotos deberán explorar todo el Tablero, identificando sus lím<text:span text:style-name="T2">i</text:span>tes y recopilando información respecto a los hallazgos realizados.</text:p>
      <text:p text:style-name="P8">Los datos recolectados deberán ser consolidados en un informe y volcados a la <text:span text:style-name="T2">C</text:span>onsola.</text:p>
      <text:p text:style-name="P11">Utilizar el módulo de Métricas para recopilar mediciones temporales y espaciales sobre las estructuras de datos y los algoritmos implementados y utilizados.</text:p>
      <text:h text:style-name="Heading_20_2" text:outline-level="2">Objetivos</text:h>
      <text:p text:style-name="P11">Utilizar estructuras de datos dinámicas para almacenar la información obtenida incrementalmente.</text:p>
      <text:p text:style-name="P11">Implementar algoritmos para sumarizar la información obtenida.</text:p>
      <text:p text:style-name="P12"><text:span text:style-name="T3">Evaluar la eficiencia temporal y espacial de múltiples algoritmos y estructuras de dato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Arial2" svg:font-family="Arial" style:font-adornments="Predeterminado" style:font-family-generic="swiss"/>
    <style:font-face style:name="Courier New1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Lohit Hindi" svg:font-family="'Lohit Hindi'" style:font-pitch="variable"/>
    <style:font-face style:name="Osaka" svg:font-family="Osak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wiss" style:font-pitch="variable"/>
    <style:font-face style:name="Verdana" svg:font-family="Verdana" style:font-family-generic="swiss" style:font-pitch="variable"/>
    <style:font-face style:name="Lucida Sans Unicode1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Lucida Sans Unicode1" style:font-size-asian="12pt" style:language-asian="es" style:country-asian="AR" style:font-name-complex="Tahoma" style:font-size-complex="12pt" style:language-complex="es" style:country-complex="A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Lucida Sans Unicode1" style:font-size-asian="12pt" style:language-asian="es" style:country-asian="AR" style:font-name-complex="Tahoma" style:font-size-complex="12pt" style:language-complex="es" style:country-complex="A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2cm" style:contextual-spacing="false" fo:line-height="150%" fo:text-align="justify" style:justify-single-word="false" fo:text-indent="1.499cm" style:auto-text-indent="false" style:page-number="auto" fo:background-color="transparent" style:shadow="none">
        <style:tab-stops/>
        <style:background-image/>
      </style:paragraph-properties>
      <style:text-properties style:font-name="Arial1" fo:font-family="Arial" style:font-style-name="Normal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1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2" fo:font-family="Arial" style:font-style-name="Predeterminado" style:font-family-generic="swiss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Código" style:family="paragraph" style:parent-style-name="Standard">
      <style:paragraph-properties fo:margin-left="2cm" fo:margin-right="0cm" fo:text-indent="0cm" style:auto-text-indent="false"/>
      <style:text-properties style:font-name="DejaVu Sans Mono" fo:font-family="'DejaVu Sans Mono'" style:font-style-name="Book" style:font-family-generic="modern" style:font-pitch="fixed" fo:font-size="8pt" style:font-size-asian="12pt" style:font-name-complex="Courier New1" style:font-family-complex="'Courier New'" style:font-family-generic-complex="modern" style:font-pitch-complex="fixed" style:font-size-complex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 fo:background-color="transparent">
        <style:background-image/>
      </style:paragraph-properties>
      <style:text-properties fo:font-size="10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 fo:font-family="Arial" style:font-style-name="Predeterminado" style:font-family-generic="swiss" fo:font-size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5_20_End" style:display-name="Numbering 5 End" style:family="paragraph" style:parent-style-name="List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Objeto_20_con_20_punta_20_de_20_flecha" style:display-name="Objeto con punta de flecha" style:family="paragraph" style:parent-style-name="Standard"/>
    <style:style style:name="Objeto_20_con_20_sombra" style:display-name="Objeto con sombra" style:family="paragraph" style:parent-style-name="Standard"/>
    <style:style style:name="Objeto_20_sin_20_relleno" style:display-name="Objeto sin relleno" style:family="paragraph" style:parent-style-name="Standard"/>
    <style:style style:name="Text" style:family="paragraph" style:parent-style-name="Caption" style:class="extra"/>
    <style:style style:name="Cuerpo_20_de_20_texto_20_justificado" style:display-name="Cuerpo de texto justificado" style:family="paragraph" style:parent-style-name="Standard"/>
    <style:style style:name="Sangría_20_de_20_la_20_primera_20_línea" style:display-name="Sangría de la primera línea" style:family="paragraph" style:parent-style-name="Standard">
      <style:paragraph-properties fo:margin-left="0cm" fo:margin-right="0cm" fo:text-indent="0.6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Encabezado1" style:family="paragraph" style:parent-style-name="Standard">
      <style:paragraph-properties fo:margin-top="0.42cm" fo:margin-bottom="0.21cm" style:contextual-spacing="false"/>
    </style:style>
    <style:style style:name="Encabezado2" style:family="paragraph" style:parent-style-name="Standard">
      <style:paragraph-properties fo:margin-top="0.42cm" fo:margin-bottom="0.21cm" style:contextual-spacing="false"/>
    </style:style>
    <style:style style:name="Línea_20_de_20_dimensiones" style:display-name="Línea de dimensiones" style:family="paragraph" style:parent-style-name="Standard"/>
    <style:style style:name="Predeterminado_7e_LT_7e_Gliederung_20_1" style:display-name="Predeterminado~LT~Gliederung 1" style:family="paragraph">
      <style:paragraph-properties fo:margin-left="0cm" fo:margin-right="0cm" fo:margin-top="0.245cm" fo:margin-bottom="0cm" style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.365cm"/>
          <style:tab-stop style:position="1.612cm"/>
          <style:tab-stop style:position="2.861cm"/>
          <style:tab-stop style:position="4.11cm"/>
          <style:tab-stop style:position="5.357cm"/>
          <style:tab-stop style:position="6.606cm"/>
          <style:tab-stop style:position="7.853cm"/>
          <style:tab-stop style:position="9.102cm"/>
          <style:tab-stop style:position="10.349cm"/>
          <style:tab-stop style:position="11.598cm"/>
          <style:tab-stop style:position="12.845cm"/>
          <style:tab-stop style:position="14.093cm"/>
          <style:tab-stop style:position="15.341cm"/>
          <style:tab-stop style:position="16.589cm"/>
          <style:tab-stop style:position="17.836cm"/>
          <style:tab-stop style:position="19.085cm"/>
          <style:tab-stop style:position="20.332cm"/>
          <style:tab-stop style:position="21.581cm"/>
          <style:tab-stop style:position="22.828cm"/>
          <style:tab-stop style:position="24.077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swiss" style:font-pitch="variable" fo:font-size="29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29pt" style:font-style-asian="normal" style:font-weight-asian="normal" style:font-name-complex="Lucida Sans Unicode" style:font-family-complex="'Lucida Sans Unicode'" style:font-family-generic-complex="swiss" style:font-pitch-complex="variable" style:font-size-complex="29pt" style:font-style-complex="normal" style:font-weight-complex="normal" style:text-emphasize="none" style:text-overline-style="none" style:text-overline-color="font-color"/>
    </style:style>
    <style:style style:name="Predeterminado_7e_LT_7e_Gliederung_20_2" style:display-name="Predeterminado~LT~Gliederung 2" style:family="paragraph" style:parent-style-name="Predeterminado_7e_LT_7e_Gliederung_20_1">
      <style:paragraph-properties fo:margin-top="0.194cm" fo:margin-bottom="0cm" style:contextual-spacing="false">
        <style:tab-stops>
          <style:tab-stop style:position="0.723cm"/>
          <style:tab-stop style:position="1.97cm"/>
          <style:tab-stop style:position="3.219cm"/>
          <style:tab-stop style:position="4.466cm"/>
          <style:tab-stop style:position="5.715cm"/>
          <style:tab-stop style:position="6.962cm"/>
          <style:tab-stop style:position="8.209cm"/>
          <style:tab-stop style:position="9.458cm"/>
          <style:tab-stop style:position="10.707cm"/>
          <style:tab-stop style:position="11.954cm"/>
          <style:tab-stop style:position="13.203cm"/>
          <style:tab-stop style:position="14.45cm"/>
          <style:tab-stop style:position="15.699cm"/>
          <style:tab-stop style:position="16.946cm"/>
          <style:tab-stop style:position="18.195cm"/>
          <style:tab-stop style:position="19.442cm"/>
          <style:tab-stop style:position="20.69cm"/>
          <style:tab-stop style:position="21.937cm"/>
          <style:tab-stop style:position="23.186cm"/>
          <style:tab-stop style:position="24.433cm"/>
        </style:tab-stops>
      </style:paragraph-properties>
      <style:text-properties fo:font-size="26pt" style:font-size-asian="26pt" style:font-size-complex="26pt"/>
    </style:style>
    <style:style style:name="Predeterminado_7e_LT_7e_Gliederung_20_3" style:display-name="Predeterminado~LT~Gliederung 3" style:family="paragraph" style:parent-style-name="Predeterminado_7e_LT_7e_Gliederung_20_2">
      <style:paragraph-properties fo:margin-top="0.176cm" fo:margin-bottom="0cm" style:contextual-spacing="false">
        <style:tab-stops>
          <style:tab-stop style:position="1.203cm"/>
          <style:tab-stop style:position="2.452cm"/>
          <style:tab-stop style:position="3.699cm"/>
          <style:tab-stop style:position="4.948cm"/>
          <style:tab-stop style:position="6.195cm"/>
          <style:tab-stop style:position="7.444cm"/>
          <style:tab-stop style:position="8.691cm"/>
          <style:tab-stop style:position="9.94cm"/>
          <style:tab-stop style:position="11.187cm"/>
          <style:tab-stop style:position="12.435cm"/>
          <style:tab-stop style:position="13.682cm"/>
          <style:tab-stop style:position="14.931cm"/>
          <style:tab-stop style:position="16.178cm"/>
          <style:tab-stop style:position="17.427cm"/>
          <style:tab-stop style:position="18.674cm"/>
          <style:tab-stop style:position="19.923cm"/>
          <style:tab-stop style:position="21.17cm"/>
          <style:tab-stop style:position="22.419cm"/>
          <style:tab-stop style:position="23.666cm"/>
          <style:tab-stop style:position="24.913cm"/>
        </style:tab-stops>
      </style:paragraph-properties>
      <style:text-properties fo:font-size="23pt" style:font-size-asian="23pt" style:font-size-complex="23pt"/>
    </style:style>
    <style:style style:name="Predeterminado_7e_LT_7e_Gliederung_20_4" style:display-name="Predeterminado~LT~Gliederung 4" style:family="paragraph" style:parent-style-name="Predeterminado_7e_LT_7e_Gliederung_20_3">
      <style:paragraph-properties fo:margin-top="0.141cm" fo:margin-bottom="0cm" style:contextual-spacing="false">
        <style:tab-stops>
          <style:tab-stop style:position="1.182cm"/>
          <style:tab-stop style:position="2.429cm"/>
          <style:tab-stop style:position="3.678cm"/>
          <style:tab-stop style:position="4.925cm"/>
          <style:tab-stop style:position="6.174cm"/>
          <style:tab-stop style:position="7.421cm"/>
          <style:tab-stop style:position="8.67cm"/>
          <style:tab-stop style:position="9.917cm"/>
          <style:tab-stop style:position="11.165cm"/>
          <style:tab-stop style:position="12.412cm"/>
          <style:tab-stop style:position="13.661cm"/>
          <style:tab-stop style:position="14.908cm"/>
          <style:tab-stop style:position="16.157cm"/>
          <style:tab-stop style:position="17.404cm"/>
          <style:tab-stop style:position="18.653cm"/>
          <style:tab-stop style:position="19.9cm"/>
          <style:tab-stop style:position="21.149cm"/>
          <style:tab-stop style:position="22.396cm"/>
          <style:tab-stop style:position="23.643cm"/>
          <style:tab-stop style:position="24.892cm"/>
        </style:tab-stops>
      </style:paragraph-properties>
      <style:text-properties fo:font-size="20pt" style:font-size-asian="20pt" style:font-size-complex="20pt"/>
    </style:style>
    <style:style style:name="Predeterminado_7e_LT_7e_Gliederung_20_5" style:display-name="Predeterminado~LT~Gliederung 5" style:family="paragraph" style:parent-style-name="Predeterminado_7e_LT_7e_Gliederung_20_4">
      <style:paragraph-properties>
        <style:tab-stops>
          <style:tab-stop style:position="1.159cm"/>
          <style:tab-stop style:position="2.408cm"/>
          <style:tab-stop style:position="3.655cm"/>
          <style:tab-stop style:position="4.904cm"/>
          <style:tab-stop style:position="6.151cm"/>
          <style:tab-stop style:position="7.4cm"/>
          <style:tab-stop style:position="8.647cm"/>
          <style:tab-stop style:position="9.895cm"/>
          <style:tab-stop style:position="11.142cm"/>
          <style:tab-stop style:position="12.391cm"/>
          <style:tab-stop style:position="13.638cm"/>
          <style:tab-stop style:position="14.887cm"/>
          <style:tab-stop style:position="16.134cm"/>
          <style:tab-stop style:position="17.383cm"/>
          <style:tab-stop style:position="18.63cm"/>
          <style:tab-stop style:position="19.879cm"/>
          <style:tab-stop style:position="21.126cm"/>
          <style:tab-stop style:position="22.373cm"/>
          <style:tab-stop style:position="23.622cm"/>
          <style:tab-stop style:position="24.871cm"/>
        </style:tab-stops>
      </style:paragraph-properties>
    </style:style>
    <style:style style:name="Predeterminado_7e_LT_7e_Gliederung_20_6" style:display-name="Predeterminado~LT~Gliederung 6" style:family="paragraph" style:parent-style-name="Predeterminado_7e_LT_7e_Gliederung_20_5"/>
    <style:style style:name="Predeterminado_7e_LT_7e_Gliederung_20_7" style:display-name="Predeterminado~LT~Gliederung 7" style:family="paragraph" style:parent-style-name="Predeterminado_7e_LT_7e_Gliederung_20_6"/>
    <style:style style:name="Predeterminado_7e_LT_7e_Gliederung_20_8" style:display-name="Predeterminado~LT~Gliederung 8" style:family="paragraph" style:parent-style-name="Predeterminado_7e_LT_7e_Gliederung_20_7"/>
    <style:style style:name="Predeterminado_7e_LT_7e_Gliederung_20_9" style:display-name="Predeterminado~LT~Gliederung 9" style:family="paragraph" style:parent-style-name="Predeterminado_7e_LT_7e_Gliederung_20_8"/>
    <style:style style:name="Predeterminado_7e_LT_7e_Titel" style:display-name="Predeterminado~LT~Titel" style:family="paragraph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775f55" style:text-outline="false" style:text-line-through-style="none" style:text-line-through-type="none" style:font-name="Lucida Sans Unicode" fo:font-family="'Lucida Sans Unicode'" style:font-family-generic="swiss" style:font-pitch="variable" fo:font-size="44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44pt" style:font-style-asian="normal" style:font-weight-asian="normal" style:font-name-complex="Lucida Sans Unicode" style:font-family-complex="'Lucida Sans Unicode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Predeterminado_7e_LT_7e_Untertitel" style:display-name="Predeterminado~LT~Untertitel" style:family="paragraph">
      <style:paragraph-properties fo:margin-left="0cm" fo:margin-right="0cm" fo:margin-top="0.245cm" fo:margin-bottom="0cm" style:contextual-spacing="false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swiss" style:font-pitch="variable" fo:font-size="29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29pt" style:font-style-asian="normal" style:font-weight-asian="normal" style:font-name-complex="Lucida Sans Unicode" style:font-family-complex="'Lucida Sans Unicode'" style:font-family-generic-complex="swiss" style:font-pitch-complex="variable" style:font-size-complex="29pt" style:font-style-complex="normal" style:font-weight-complex="normal" style:text-emphasize="none" style:text-overline-style="none" style:text-overline-color="font-color"/>
    </style:style>
    <style:style style:name="Predeterminado_7e_LT_7e_Notizen" style:display-name="Predeterminado~LT~Notizen" style:family="paragraph">
      <style:paragraph-properties fo:margin-left="0cm" fo:margin-right="0cm" fo:margin-top="0.159cm" fo:margin-bottom="0cm" style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pitch="variable" fo:font-size="12pt" fo:font-style="normal" fo:text-shadow="none" style:text-underline-style="none" fo:font-weight="normal" style:font-name-asian="Lohit Hindi" style:font-family-asian="'Lohit Hindi'" style:font-pitch-asian="variable" style:font-size-asian="12pt" style:font-style-asian="normal" style:font-weight-asian="normal" style:font-name-complex="Lohit Hindi" style:font-family-complex="'Lohit Hindi'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Predeterminado_7e_LT_7e_Hintergrundobjekte" style:display-name="Predeterminado~LT~Hintergrundobjekte" style:family="paragraph">
      <style:paragraph-properties fo:margin-left="0cm" fo:margin-right="0cm" fo:margin-top="0cm" fo:margin-bottom="0cm" style:contextual-spacing="false" style:line-height-at-least="3.018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Lucida Sans Unicode" fo:font-family="'Lucida Sans Unicode'" style:font-family-generic="swiss" style:font-pitch="variable" fo:font-size="24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24pt" style:font-style-asian="normal" style:font-weight-asian="normal" style:font-name-complex="Lucida Sans Unicode" style:font-family-complex="'Lucida Sans Unicode'" style:font-family-generic-complex="swiss" style:font-pitch-complex="variable" style:font-size-complex="24pt" style:font-style-complex="normal" style:font-weight-complex="normal"/>
    </style:style>
    <style:style style:name="Predeterminado_7e_LT_7e_Hintergrund" style:display-name="Predeterminado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-left="0cm" fo:margin-right="0cm" fo:margin-top="0cm" fo:margin-bottom="0cm" style:contextual-spacing="false" style:line-height-at-least="0.353cm" fo:text-indent="0cm" style:auto-text-indent="false" style:text-autospace="none"/>
      <style:text-properties style:use-window-font-color="true" style:font-name="Lohit Hindi" fo:font-family="'Lohit Hindi'" style:font-pitch="variable" fo:font-size="18pt" style:font-name-asian="Lohit Hindi" style:font-family-asian="'Lohit Hindi'" style:font-pitch-asian="variable" style:font-size-asian="18pt" style:font-name-complex="Lohit Hindi" style:font-family-complex="'Lohit Hindi'" style:font-pitch-complex="variable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ulo" style:family="paragraph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775f55" style:text-outline="false" style:text-line-through-style="none" style:text-line-through-type="none" style:font-name="Lucida Sans Unicode" fo:font-family="'Lucida Sans Unicode'" style:font-family-generic="swiss" style:font-pitch="variable" fo:font-size="44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44pt" style:font-style-asian="normal" style:font-weight-asian="normal" style:font-name-complex="Lucida Sans Unicode" style:font-family-complex="'Lucida Sans Unicode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Objetos_20_de_20_fondo" style:display-name="Objetos de fondo" style:family="paragraph">
      <style:paragraph-properties fo:margin-left="0cm" fo:margin-right="0cm" fo:margin-top="0cm" fo:margin-bottom="0cm" style:contextual-spacing="false" style:line-height-at-least="3.018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Lucida Sans Unicode" fo:font-family="'Lucida Sans Unicode'" style:font-family-generic="swiss" style:font-pitch="variable" fo:font-size="24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24pt" style:font-style-asian="normal" style:font-weight-asian="normal" style:font-name-complex="Lucida Sans Unicode" style:font-family-complex="'Lucida Sans Unicode'" style:font-family-generic-complex="swiss" style:font-pitch-complex="variable" style:font-size-complex="24pt" style:font-style-complex="normal" style:font-weight-complex="normal"/>
    </style:style>
    <style:style style:name="Fondo" style:family="paragraph">
      <style:paragraph-properties fo:text-align="center" style:justify-single-word="false" style:text-autospace="none"/>
    </style:style>
    <style:style style:name="Notas" style:family="paragraph">
      <style:paragraph-properties fo:margin-left="0cm" fo:margin-right="0cm" fo:margin-top="0.159cm" fo:margin-bottom="0cm" style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pitch="variable" fo:font-size="12pt" fo:font-style="normal" fo:text-shadow="none" style:text-underline-style="none" fo:font-weight="normal" style:font-name-asian="Lohit Hindi" style:font-family-asian="'Lohit Hindi'" style:font-pitch-asian="variable" style:font-size-asian="12pt" style:font-style-asian="normal" style:font-weight-asian="normal" style:font-name-complex="Lohit Hindi" style:font-family-complex="'Lohit Hindi'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Esquema_20_1" style:display-name="Esquema 1" style:family="paragraph">
      <style:paragraph-properties fo:margin-left="0cm" fo:margin-right="0cm" fo:margin-top="0.245cm" fo:margin-bottom="0cm" style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.365cm"/>
          <style:tab-stop style:position="1.612cm"/>
          <style:tab-stop style:position="2.861cm"/>
          <style:tab-stop style:position="4.11cm"/>
          <style:tab-stop style:position="5.357cm"/>
          <style:tab-stop style:position="6.606cm"/>
          <style:tab-stop style:position="7.853cm"/>
          <style:tab-stop style:position="9.102cm"/>
          <style:tab-stop style:position="10.349cm"/>
          <style:tab-stop style:position="11.598cm"/>
          <style:tab-stop style:position="12.845cm"/>
          <style:tab-stop style:position="14.093cm"/>
          <style:tab-stop style:position="15.341cm"/>
          <style:tab-stop style:position="16.589cm"/>
          <style:tab-stop style:position="17.836cm"/>
          <style:tab-stop style:position="19.085cm"/>
          <style:tab-stop style:position="20.332cm"/>
          <style:tab-stop style:position="21.581cm"/>
          <style:tab-stop style:position="22.828cm"/>
          <style:tab-stop style:position="24.077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swiss" style:font-pitch="variable" fo:font-size="29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29pt" style:font-style-asian="normal" style:font-weight-asian="normal" style:font-name-complex="Lucida Sans Unicode" style:font-family-complex="'Lucida Sans Unicode'" style:font-family-generic-complex="swiss" style:font-pitch-complex="variable" style:font-size-complex="29pt" style:font-style-complex="normal" style:font-weight-complex="normal" style:text-emphasize="none" style:text-overline-style="none" style:text-overline-color="font-color"/>
    </style:style>
    <style:style style:name="Esquema_20_2" style:display-name="Esquema 2" style:family="paragraph" style:parent-style-name="Esquema_20_1">
      <style:paragraph-properties fo:margin-top="0.194cm" fo:margin-bottom="0cm" style:contextual-spacing="false">
        <style:tab-stops>
          <style:tab-stop style:position="0.723cm"/>
          <style:tab-stop style:position="1.97cm"/>
          <style:tab-stop style:position="3.219cm"/>
          <style:tab-stop style:position="4.466cm"/>
          <style:tab-stop style:position="5.715cm"/>
          <style:tab-stop style:position="6.962cm"/>
          <style:tab-stop style:position="8.209cm"/>
          <style:tab-stop style:position="9.458cm"/>
          <style:tab-stop style:position="10.707cm"/>
          <style:tab-stop style:position="11.954cm"/>
          <style:tab-stop style:position="13.203cm"/>
          <style:tab-stop style:position="14.45cm"/>
          <style:tab-stop style:position="15.699cm"/>
          <style:tab-stop style:position="16.946cm"/>
          <style:tab-stop style:position="18.195cm"/>
          <style:tab-stop style:position="19.442cm"/>
          <style:tab-stop style:position="20.69cm"/>
          <style:tab-stop style:position="21.937cm"/>
          <style:tab-stop style:position="23.186cm"/>
          <style:tab-stop style:position="24.433cm"/>
        </style:tab-stops>
      </style:paragraph-properties>
      <style:text-properties fo:font-size="26pt" style:font-size-asian="26pt" style:font-size-complex="26pt"/>
    </style:style>
    <style:style style:name="Esquema_20_3" style:display-name="Esquema 3" style:family="paragraph" style:parent-style-name="Esquema_20_2">
      <style:paragraph-properties fo:margin-top="0.176cm" fo:margin-bottom="0cm" style:contextual-spacing="false">
        <style:tab-stops>
          <style:tab-stop style:position="1.203cm"/>
          <style:tab-stop style:position="2.452cm"/>
          <style:tab-stop style:position="3.699cm"/>
          <style:tab-stop style:position="4.948cm"/>
          <style:tab-stop style:position="6.195cm"/>
          <style:tab-stop style:position="7.444cm"/>
          <style:tab-stop style:position="8.691cm"/>
          <style:tab-stop style:position="9.94cm"/>
          <style:tab-stop style:position="11.187cm"/>
          <style:tab-stop style:position="12.435cm"/>
          <style:tab-stop style:position="13.682cm"/>
          <style:tab-stop style:position="14.931cm"/>
          <style:tab-stop style:position="16.178cm"/>
          <style:tab-stop style:position="17.427cm"/>
          <style:tab-stop style:position="18.674cm"/>
          <style:tab-stop style:position="19.923cm"/>
          <style:tab-stop style:position="21.17cm"/>
          <style:tab-stop style:position="22.419cm"/>
          <style:tab-stop style:position="23.666cm"/>
          <style:tab-stop style:position="24.913cm"/>
        </style:tab-stops>
      </style:paragraph-properties>
      <style:text-properties fo:font-size="23pt" style:font-size-asian="23pt" style:font-size-complex="23pt"/>
    </style:style>
    <style:style style:name="Esquema_20_4" style:display-name="Esquema 4" style:family="paragraph" style:parent-style-name="Esquema_20_3">
      <style:paragraph-properties fo:margin-top="0.141cm" fo:margin-bottom="0cm" style:contextual-spacing="false">
        <style:tab-stops>
          <style:tab-stop style:position="1.182cm"/>
          <style:tab-stop style:position="2.429cm"/>
          <style:tab-stop style:position="3.678cm"/>
          <style:tab-stop style:position="4.925cm"/>
          <style:tab-stop style:position="6.174cm"/>
          <style:tab-stop style:position="7.421cm"/>
          <style:tab-stop style:position="8.67cm"/>
          <style:tab-stop style:position="9.917cm"/>
          <style:tab-stop style:position="11.165cm"/>
          <style:tab-stop style:position="12.412cm"/>
          <style:tab-stop style:position="13.661cm"/>
          <style:tab-stop style:position="14.908cm"/>
          <style:tab-stop style:position="16.157cm"/>
          <style:tab-stop style:position="17.404cm"/>
          <style:tab-stop style:position="18.653cm"/>
          <style:tab-stop style:position="19.9cm"/>
          <style:tab-stop style:position="21.149cm"/>
          <style:tab-stop style:position="22.396cm"/>
          <style:tab-stop style:position="23.643cm"/>
          <style:tab-stop style:position="24.892cm"/>
        </style:tab-stops>
      </style:paragraph-properties>
      <style:text-properties fo:font-size="20pt" style:font-size-asian="20pt" style:font-size-complex="20pt"/>
    </style:style>
    <style:style style:name="Esquema_20_5" style:display-name="Esquema 5" style:family="paragraph" style:parent-style-name="Esquema_20_4">
      <style:paragraph-properties>
        <style:tab-stops>
          <style:tab-stop style:position="1.159cm"/>
          <style:tab-stop style:position="2.408cm"/>
          <style:tab-stop style:position="3.655cm"/>
          <style:tab-stop style:position="4.904cm"/>
          <style:tab-stop style:position="6.151cm"/>
          <style:tab-stop style:position="7.4cm"/>
          <style:tab-stop style:position="8.647cm"/>
          <style:tab-stop style:position="9.895cm"/>
          <style:tab-stop style:position="11.142cm"/>
          <style:tab-stop style:position="12.391cm"/>
          <style:tab-stop style:position="13.638cm"/>
          <style:tab-stop style:position="14.887cm"/>
          <style:tab-stop style:position="16.134cm"/>
          <style:tab-stop style:position="17.383cm"/>
          <style:tab-stop style:position="18.63cm"/>
          <style:tab-stop style:position="19.879cm"/>
          <style:tab-stop style:position="21.126cm"/>
          <style:tab-stop style:position="22.373cm"/>
          <style:tab-stop style:position="23.622cm"/>
          <style:tab-stop style:position="24.871cm"/>
        </style:tab-stops>
      </style:paragraph-properties>
    </style:style>
    <style:style style:name="Esquema_20_6" style:display-name="Esquema 6" style:family="paragraph" style:parent-style-name="Esquema_20_5"/>
    <style:style style:name="Esquema_20_7" style:display-name="Esquema 7" style:family="paragraph" style:parent-style-name="Esquema_20_6"/>
    <style:style style:name="Esquema_20_8" style:display-name="Esquema 8" style:family="paragraph" style:parent-style-name="Esquema_20_7"/>
    <style:style style:name="Esquema_20_9" style:display-name="Esquema 9" style:family="paragraph" style:parent-style-name="Esquema_20_8"/>
    <style:style style:name="Título1_7e_LT_7e_Gliederung_20_1" style:display-name="Título1~LT~Gliederung 1" style:family="paragraph">
      <style:paragraph-properties fo:margin-left="0cm" fo:margin-right="0cm" fo:margin-top="0.282cm" fo:margin-bottom="0cm" style:contextual-spacing="false" style:line-height-at-least="4.138cm" fo:text-align="start" style:justify-single-word="false" fo:text-indent="0cm" style:auto-text-indent="false" style:text-autospace="none" style:writing-mode="lr-tb">
        <style:tab-stops>
          <style:tab-stop style:position="0.083cm"/>
          <style:tab-stop style:position="1.332cm"/>
          <style:tab-stop style:position="2.579cm"/>
          <style:tab-stop style:position="3.828cm"/>
          <style:tab-stop style:position="5.075cm"/>
          <style:tab-stop style:position="6.324cm"/>
          <style:tab-stop style:position="7.571cm"/>
          <style:tab-stop style:position="8.819cm"/>
          <style:tab-stop style:position="10.067cm"/>
          <style:tab-stop style:position="11.315cm"/>
          <style:tab-stop style:position="12.562cm"/>
          <style:tab-stop style:position="13.811cm"/>
          <style:tab-stop style:position="15.058cm"/>
          <style:tab-stop style:position="16.307cm"/>
          <style:tab-stop style:position="17.554cm"/>
          <style:tab-stop style:position="18.803cm"/>
          <style:tab-stop style:position="20.05cm"/>
          <style:tab-stop style:position="21.297cm"/>
          <style:tab-stop style:position="22.546cm"/>
          <style:tab-stop style:position="23.795cm"/>
        </style:tab-stops>
      </style:paragraph-properties>
      <style:text-properties fo:color="#ffffff" style:text-outline="false" style:text-line-through-style="none" style:text-line-through-type="none" style:font-name="Osaka" fo:font-family="Osaka" style:font-pitch="variable" fo:font-size="32pt" fo:font-style="normal" fo:text-shadow="none" style:text-underline-style="none" fo:font-weight="normal" style:letter-kerning="true" style:font-name-asian="Osaka" style:font-family-asian="Osaka" style:font-pitch-asian="variable" style:font-size-asian="32pt" style:font-style-asian="normal" style:font-weight-asian="normal" style:font-name-complex="Osaka" style:font-family-complex="Osaka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ítulo1_7e_LT_7e_Gliederung_20_2" style:display-name="Título1~LT~Gliederung 2" style:family="paragraph" style:parent-style-name="Título1_7e_LT_7e_Gliederung_20_1">
      <style:paragraph-properties fo:margin-top="0.245cm" fo:margin-bottom="0cm" style:contextual-spacing="false" style:line-height-at-least="3.593cm">
        <style:tab-stops>
          <style:tab-stop style:position="1.203cm"/>
          <style:tab-stop style:position="2.452cm"/>
          <style:tab-stop style:position="3.699cm"/>
          <style:tab-stop style:position="4.948cm"/>
          <style:tab-stop style:position="6.195cm"/>
          <style:tab-stop style:position="7.444cm"/>
          <style:tab-stop style:position="8.691cm"/>
          <style:tab-stop style:position="9.94cm"/>
          <style:tab-stop style:position="11.187cm"/>
          <style:tab-stop style:position="12.435cm"/>
          <style:tab-stop style:position="13.682cm"/>
          <style:tab-stop style:position="14.931cm"/>
          <style:tab-stop style:position="16.178cm"/>
          <style:tab-stop style:position="17.427cm"/>
          <style:tab-stop style:position="18.674cm"/>
          <style:tab-stop style:position="19.923cm"/>
          <style:tab-stop style:position="21.17cm"/>
          <style:tab-stop style:position="22.419cm"/>
          <style:tab-stop style:position="23.666cm"/>
          <style:tab-stop style:position="24.913cm"/>
        </style:tab-stops>
      </style:paragraph-properties>
      <style:text-properties fo:font-size="28pt" style:font-size-asian="28pt" style:font-size-complex="28pt"/>
    </style:style>
    <style:style style:name="Título1_7e_LT_7e_Gliederung_20_3" style:display-name="Título1~LT~Gliederung 3" style:family="paragraph" style:parent-style-name="Título1_7e_LT_7e_Gliederung_20_2">
      <style:paragraph-properties fo:margin-top="0.212cm" fo:margin-bottom="0cm" style:contextual-spacing="false" style:line-height-at-least="3.071cm">
        <style:tab-stops>
          <style:tab-stop style:position="1.182cm"/>
          <style:tab-stop style:position="2.429cm"/>
          <style:tab-stop style:position="3.678cm"/>
          <style:tab-stop style:position="4.925cm"/>
          <style:tab-stop style:position="6.174cm"/>
          <style:tab-stop style:position="7.421cm"/>
          <style:tab-stop style:position="8.67cm"/>
          <style:tab-stop style:position="9.917cm"/>
          <style:tab-stop style:position="11.165cm"/>
          <style:tab-stop style:position="12.412cm"/>
          <style:tab-stop style:position="13.661cm"/>
          <style:tab-stop style:position="14.908cm"/>
          <style:tab-stop style:position="16.157cm"/>
          <style:tab-stop style:position="17.404cm"/>
          <style:tab-stop style:position="18.653cm"/>
          <style:tab-stop style:position="19.9cm"/>
          <style:tab-stop style:position="21.149cm"/>
          <style:tab-stop style:position="22.396cm"/>
          <style:tab-stop style:position="23.643cm"/>
          <style:tab-stop style:position="24.892cm"/>
        </style:tab-stops>
      </style:paragraph-properties>
      <style:text-properties fo:font-size="24pt" style:font-size-asian="24pt" style:font-size-complex="24pt"/>
    </style:style>
    <style:style style:name="Título1_7e_LT_7e_Gliederung_20_4" style:display-name="Título1~LT~Gliederung 4" style:family="paragraph" style:parent-style-name="Título1_7e_LT_7e_Gliederung_20_3">
      <style:paragraph-properties fo:margin-top="0.176cm" fo:margin-bottom="0cm" style:contextual-spacing="false" style:line-height-at-least="2.551cm">
        <style:tab-stops>
          <style:tab-stop style:position="1.159cm"/>
          <style:tab-stop style:position="2.408cm"/>
          <style:tab-stop style:position="3.655cm"/>
          <style:tab-stop style:position="4.904cm"/>
          <style:tab-stop style:position="6.151cm"/>
          <style:tab-stop style:position="7.4cm"/>
          <style:tab-stop style:position="8.647cm"/>
          <style:tab-stop style:position="9.895cm"/>
          <style:tab-stop style:position="11.142cm"/>
          <style:tab-stop style:position="12.391cm"/>
          <style:tab-stop style:position="13.638cm"/>
          <style:tab-stop style:position="14.887cm"/>
          <style:tab-stop style:position="16.134cm"/>
          <style:tab-stop style:position="17.383cm"/>
          <style:tab-stop style:position="18.63cm"/>
          <style:tab-stop style:position="19.879cm"/>
          <style:tab-stop style:position="21.126cm"/>
          <style:tab-stop style:position="22.373cm"/>
          <style:tab-stop style:position="23.622cm"/>
          <style:tab-stop style:position="24.871cm"/>
        </style:tab-stops>
      </style:paragraph-properties>
      <style:text-properties fo:font-size="20pt" style:font-size-asian="20pt" style:font-size-complex="20pt"/>
    </style:style>
    <style:style style:name="Título1_7e_LT_7e_Gliederung_20_5" style:display-name="Título1~LT~Gliederung 5" style:family="paragraph" style:parent-style-name="Título1_7e_LT_7e_Gliederung_20_4">
      <style:paragraph-properties>
        <style:tab-stops>
          <style:tab-stop style:position="1.062cm"/>
          <style:tab-stop style:position="2.311cm"/>
          <style:tab-stop style:position="3.558cm"/>
          <style:tab-stop style:position="4.807cm"/>
          <style:tab-stop style:position="6.054cm"/>
          <style:tab-stop style:position="7.303cm"/>
          <style:tab-stop style:position="8.55cm"/>
          <style:tab-stop style:position="9.798cm"/>
          <style:tab-stop style:position="11.045cm"/>
          <style:tab-stop style:position="12.294cm"/>
          <style:tab-stop style:position="13.541cm"/>
          <style:tab-stop style:position="14.79cm"/>
          <style:tab-stop style:position="16.037cm"/>
          <style:tab-stop style:position="17.286cm"/>
          <style:tab-stop style:position="18.533cm"/>
          <style:tab-stop style:position="19.782cm"/>
          <style:tab-stop style:position="21.029cm"/>
          <style:tab-stop style:position="22.276cm"/>
          <style:tab-stop style:position="23.525cm"/>
        </style:tab-stops>
      </style:paragraph-properties>
    </style:style>
    <style:style style:name="Título1_7e_LT_7e_Gliederung_20_6" style:display-name="Título1~LT~Gliederung 6" style:family="paragraph" style:parent-style-name="Título1_7e_LT_7e_Gliederung_20_5"/>
    <style:style style:name="Título1_7e_LT_7e_Gliederung_20_7" style:display-name="Título1~LT~Gliederung 7" style:family="paragraph" style:parent-style-name="Título1_7e_LT_7e_Gliederung_20_6"/>
    <style:style style:name="Título1_7e_LT_7e_Gliederung_20_8" style:display-name="Título1~LT~Gliederung 8" style:family="paragraph" style:parent-style-name="Título1_7e_LT_7e_Gliederung_20_7"/>
    <style:style style:name="Título1_7e_LT_7e_Gliederung_20_9" style:display-name="Título1~LT~Gliederung 9" style:family="paragraph" style:parent-style-name="Título1_7e_LT_7e_Gliederung_20_8"/>
    <style:style style:name="Título1_7e_LT_7e_Titel" style:display-name="Título1~LT~Titel" style:family="paragraph">
      <style:paragraph-properties fo:margin-left="0cm" fo:margin-right="0cm" fo:margin-top="0cm" fo:margin-bottom="0cm" style:contextual-spacing="false" style:line-height-at-least="5.165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Osaka" fo:font-family="Osaka" style:font-pitch="variable" fo:font-size="40pt" fo:font-style="normal" fo:text-shadow="none" style:text-underline-style="none" fo:font-weight="normal" style:letter-kerning="true" style:font-name-asian="Osaka" style:font-family-asian="Osaka" style:font-pitch-asian="variable" style:font-size-asian="40pt" style:font-style-asian="normal" style:font-weight-asian="normal" style:font-name-complex="Osaka" style:font-family-complex="Osaka" style:font-pitch-complex="variable" style:font-size-complex="40pt" style:font-style-complex="normal" style:font-weight-complex="normal" style:text-emphasize="none" style:text-overline-style="none" style:text-overline-color="font-color"/>
    </style:style>
    <style:style style:name="Título1_7e_LT_7e_Untertitel" style:display-name="Título1~LT~Untertitel" style:family="paragraph">
      <style:paragraph-properties fo:margin-left="0.194cm" fo:margin-right="0cm" fo:margin-top="0.282cm" fo:margin-bottom="0cm" style:contextual-spacing="false" style:line-height-at-least="4.138cm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053cm"/>
          <style:tab-stop style:position="2.302cm"/>
          <style:tab-stop style:position="3.549cm"/>
          <style:tab-stop style:position="4.798cm"/>
          <style:tab-stop style:position="6.045cm"/>
          <style:tab-stop style:position="7.294cm"/>
          <style:tab-stop style:position="8.541cm"/>
          <style:tab-stop style:position="9.79cm"/>
          <style:tab-stop style:position="11.037cm"/>
          <style:tab-stop style:position="12.285cm"/>
          <style:tab-stop style:position="13.533cm"/>
          <style:tab-stop style:position="14.781cm"/>
          <style:tab-stop style:position="16.028cm"/>
          <style:tab-stop style:position="17.277cm"/>
          <style:tab-stop style:position="18.524cm"/>
          <style:tab-stop style:position="19.773cm"/>
          <style:tab-stop style:position="21.02cm"/>
          <style:tab-stop style:position="22.269cm"/>
          <style:tab-stop style:position="23.516cm"/>
          <style:tab-stop style:position="24.765cm"/>
        </style:tab-stops>
      </style:paragraph-properties>
      <style:text-properties fo:color="#ffffff" style:text-outline="false" style:text-line-through-style="none" style:text-line-through-type="none" style:font-name="Osaka" fo:font-family="Osaka" style:font-pitch="variable" fo:font-size="32pt" fo:font-style="normal" fo:text-shadow="none" style:text-underline-style="none" fo:font-weight="normal" style:letter-kerning="true" style:font-name-asian="Osaka" style:font-family-asian="Osaka" style:font-pitch-asian="variable" style:font-size-asian="32pt" style:font-style-asian="normal" style:font-weight-asian="normal" style:font-name-complex="Osaka" style:font-family-complex="Osaka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ítulo1_7e_LT_7e_Notizen" style:display-name="Título1~LT~Notizen" style:family="paragraph">
      <style:paragraph-properties fo:margin-left="0cm" fo:margin-right="0cm" fo:margin-top="0.159cm" fo:margin-bottom="0cm" style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pitch="variable" fo:font-size="12pt" fo:font-style="normal" fo:text-shadow="none" style:text-underline-style="none" fo:font-weight="normal" style:letter-kerning="true" style:font-name-asian="Lohit Hindi" style:font-family-asian="'Lohit Hindi'" style:font-pitch-asian="variable" style:font-size-asian="12pt" style:font-style-asian="normal" style:font-weight-asian="normal" style:font-name-complex="Lohit Hindi" style:font-family-complex="'Lohit Hindi'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ítulo1_7e_LT_7e_Hintergrundobjekte" style:display-name="Título1~LT~Hintergrundobjekte" style:family="paragraph">
      <style:paragraph-properties style:text-autospace="none"/>
      <style:text-properties style:letter-kerning="true"/>
    </style:style>
    <style:style style:name="Título1_7e_LT_7e_Hintergrund" style:display-name="Título1~LT~Hintergrund" style:family="paragraph">
      <style:paragraph-properties fo:text-align="center" style:justify-single-word="false" style:text-autospace="none"/>
    </style:style>
    <style:style style:name="Título2_7e_LT_7e_Gliederung_20_1" style:display-name="Título2~LT~Gliederung 1" style:family="paragraph">
      <style:paragraph-properties fo:margin-left="0cm" fo:margin-right="0cm" fo:margin-top="0.245cm" fo:margin-bottom="0cm" style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.365cm"/>
          <style:tab-stop style:position="1.612cm"/>
          <style:tab-stop style:position="2.861cm"/>
          <style:tab-stop style:position="4.11cm"/>
          <style:tab-stop style:position="5.357cm"/>
          <style:tab-stop style:position="6.606cm"/>
          <style:tab-stop style:position="7.853cm"/>
          <style:tab-stop style:position="9.102cm"/>
          <style:tab-stop style:position="10.349cm"/>
          <style:tab-stop style:position="11.598cm"/>
          <style:tab-stop style:position="12.845cm"/>
          <style:tab-stop style:position="14.093cm"/>
          <style:tab-stop style:position="15.341cm"/>
          <style:tab-stop style:position="16.589cm"/>
          <style:tab-stop style:position="17.836cm"/>
          <style:tab-stop style:position="19.085cm"/>
          <style:tab-stop style:position="20.332cm"/>
          <style:tab-stop style:position="21.581cm"/>
          <style:tab-stop style:position="22.828cm"/>
          <style:tab-stop style:position="24.077cm"/>
        </style:tab-stops>
      </style:paragraph-properties>
      <style:text-properties fo:color="#ffffff" style:text-outline="false" style:text-line-through-style="none" style:text-line-through-type="none" style:font-name="Lucida Sans Unicode" fo:font-family="'Lucida Sans Unicode'" style:font-family-generic="swiss" style:font-pitch="variable" fo:font-size="29pt" fo:font-style="normal" fo:text-shadow="none" style:text-underline-style="none" fo:font-weight="normal" style:letter-kerning="true" style:font-name-asian="Lucida Sans Unicode" style:font-family-asian="'Lucida Sans Unicode'" style:font-family-generic-asian="swiss" style:font-pitch-asian="variable" style:font-size-asian="29pt" style:font-style-asian="normal" style:font-weight-asian="normal" style:font-name-complex="Lucida Sans Unicode" style:font-family-complex="'Lucida Sans Unicode'" style:font-family-generic-complex="swiss" style:font-pitch-complex="variable" style:font-size-complex="29pt" style:font-style-complex="normal" style:font-weight-complex="normal" style:text-emphasize="none" style:text-overline-style="none" style:text-overline-color="font-color"/>
    </style:style>
    <style:style style:name="Título2_7e_LT_7e_Gliederung_20_2" style:display-name="Título2~LT~Gliederung 2" style:family="paragraph" style:parent-style-name="Título2_7e_LT_7e_Gliederung_20_1">
      <style:paragraph-properties fo:margin-top="0.194cm" fo:margin-bottom="0cm" style:contextual-spacing="false">
        <style:tab-stops>
          <style:tab-stop style:position="0.723cm"/>
          <style:tab-stop style:position="1.97cm"/>
          <style:tab-stop style:position="3.219cm"/>
          <style:tab-stop style:position="4.466cm"/>
          <style:tab-stop style:position="5.715cm"/>
          <style:tab-stop style:position="6.962cm"/>
          <style:tab-stop style:position="8.209cm"/>
          <style:tab-stop style:position="9.458cm"/>
          <style:tab-stop style:position="10.707cm"/>
          <style:tab-stop style:position="11.954cm"/>
          <style:tab-stop style:position="13.203cm"/>
          <style:tab-stop style:position="14.45cm"/>
          <style:tab-stop style:position="15.699cm"/>
          <style:tab-stop style:position="16.946cm"/>
          <style:tab-stop style:position="18.195cm"/>
          <style:tab-stop style:position="19.442cm"/>
          <style:tab-stop style:position="20.69cm"/>
          <style:tab-stop style:position="21.937cm"/>
          <style:tab-stop style:position="23.186cm"/>
          <style:tab-stop style:position="24.433cm"/>
        </style:tab-stops>
      </style:paragraph-properties>
      <style:text-properties fo:font-size="26pt" style:font-size-asian="26pt" style:font-size-complex="26pt"/>
    </style:style>
    <style:style style:name="Título2_7e_LT_7e_Gliederung_20_3" style:display-name="Título2~LT~Gliederung 3" style:family="paragraph" style:parent-style-name="Título2_7e_LT_7e_Gliederung_20_2">
      <style:paragraph-properties fo:margin-top="0.176cm" fo:margin-bottom="0cm" style:contextual-spacing="false">
        <style:tab-stops>
          <style:tab-stop style:position="1.203cm"/>
          <style:tab-stop style:position="2.452cm"/>
          <style:tab-stop style:position="3.699cm"/>
          <style:tab-stop style:position="4.948cm"/>
          <style:tab-stop style:position="6.195cm"/>
          <style:tab-stop style:position="7.444cm"/>
          <style:tab-stop style:position="8.691cm"/>
          <style:tab-stop style:position="9.94cm"/>
          <style:tab-stop style:position="11.187cm"/>
          <style:tab-stop style:position="12.435cm"/>
          <style:tab-stop style:position="13.682cm"/>
          <style:tab-stop style:position="14.931cm"/>
          <style:tab-stop style:position="16.178cm"/>
          <style:tab-stop style:position="17.427cm"/>
          <style:tab-stop style:position="18.674cm"/>
          <style:tab-stop style:position="19.923cm"/>
          <style:tab-stop style:position="21.17cm"/>
          <style:tab-stop style:position="22.419cm"/>
          <style:tab-stop style:position="23.666cm"/>
          <style:tab-stop style:position="24.913cm"/>
        </style:tab-stops>
      </style:paragraph-properties>
      <style:text-properties fo:font-size="23pt" style:font-size-asian="23pt" style:font-size-complex="23pt"/>
    </style:style>
    <style:style style:name="Título2_7e_LT_7e_Gliederung_20_4" style:display-name="Título2~LT~Gliederung 4" style:family="paragraph" style:parent-style-name="Título2_7e_LT_7e_Gliederung_20_3">
      <style:paragraph-properties fo:margin-top="0.141cm" fo:margin-bottom="0cm" style:contextual-spacing="false">
        <style:tab-stops>
          <style:tab-stop style:position="1.182cm"/>
          <style:tab-stop style:position="2.429cm"/>
          <style:tab-stop style:position="3.678cm"/>
          <style:tab-stop style:position="4.925cm"/>
          <style:tab-stop style:position="6.174cm"/>
          <style:tab-stop style:position="7.421cm"/>
          <style:tab-stop style:position="8.67cm"/>
          <style:tab-stop style:position="9.917cm"/>
          <style:tab-stop style:position="11.165cm"/>
          <style:tab-stop style:position="12.412cm"/>
          <style:tab-stop style:position="13.661cm"/>
          <style:tab-stop style:position="14.908cm"/>
          <style:tab-stop style:position="16.157cm"/>
          <style:tab-stop style:position="17.404cm"/>
          <style:tab-stop style:position="18.653cm"/>
          <style:tab-stop style:position="19.9cm"/>
          <style:tab-stop style:position="21.149cm"/>
          <style:tab-stop style:position="22.396cm"/>
          <style:tab-stop style:position="23.643cm"/>
          <style:tab-stop style:position="24.892cm"/>
        </style:tab-stops>
      </style:paragraph-properties>
      <style:text-properties fo:font-size="20pt" style:font-size-asian="20pt" style:font-size-complex="20pt"/>
    </style:style>
    <style:style style:name="Título2_7e_LT_7e_Gliederung_20_5" style:display-name="Título2~LT~Gliederung 5" style:family="paragraph" style:parent-style-name="Título2_7e_LT_7e_Gliederung_20_4">
      <style:paragraph-properties>
        <style:tab-stops>
          <style:tab-stop style:position="1.159cm"/>
          <style:tab-stop style:position="2.408cm"/>
          <style:tab-stop style:position="3.655cm"/>
          <style:tab-stop style:position="4.904cm"/>
          <style:tab-stop style:position="6.151cm"/>
          <style:tab-stop style:position="7.4cm"/>
          <style:tab-stop style:position="8.647cm"/>
          <style:tab-stop style:position="9.895cm"/>
          <style:tab-stop style:position="11.142cm"/>
          <style:tab-stop style:position="12.391cm"/>
          <style:tab-stop style:position="13.638cm"/>
          <style:tab-stop style:position="14.887cm"/>
          <style:tab-stop style:position="16.134cm"/>
          <style:tab-stop style:position="17.383cm"/>
          <style:tab-stop style:position="18.63cm"/>
          <style:tab-stop style:position="19.879cm"/>
          <style:tab-stop style:position="21.126cm"/>
          <style:tab-stop style:position="22.373cm"/>
          <style:tab-stop style:position="23.622cm"/>
          <style:tab-stop style:position="24.871cm"/>
        </style:tab-stops>
      </style:paragraph-properties>
    </style:style>
    <style:style style:name="Título2_7e_LT_7e_Gliederung_20_6" style:display-name="Título2~LT~Gliederung 6" style:family="paragraph" style:parent-style-name="Título2_7e_LT_7e_Gliederung_20_5"/>
    <style:style style:name="Título2_7e_LT_7e_Gliederung_20_7" style:display-name="Título2~LT~Gliederung 7" style:family="paragraph" style:parent-style-name="Título2_7e_LT_7e_Gliederung_20_6"/>
    <style:style style:name="Título2_7e_LT_7e_Gliederung_20_8" style:display-name="Título2~LT~Gliederung 8" style:family="paragraph" style:parent-style-name="Título2_7e_LT_7e_Gliederung_20_7"/>
    <style:style style:name="Título2_7e_LT_7e_Gliederung_20_9" style:display-name="Título2~LT~Gliederung 9" style:family="paragraph" style:parent-style-name="Título2_7e_LT_7e_Gliederung_20_8"/>
    <style:style style:name="Título2_7e_LT_7e_Titel" style:display-name="Título2~LT~Titel" style:family="paragraph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ebddc3" style:text-outline="false" style:text-line-through-style="none" style:text-line-through-type="none" style:font-name="Lucida Sans Unicode" fo:font-family="'Lucida Sans Unicode'" style:font-family-generic="swiss" style:font-pitch="variable" fo:font-size="44pt" fo:font-style="normal" fo:text-shadow="none" style:text-underline-style="none" fo:font-weight="normal" style:letter-kerning="true" style:font-name-asian="Lucida Sans Unicode" style:font-family-asian="'Lucida Sans Unicode'" style:font-family-generic-asian="swiss" style:font-pitch-asian="variable" style:font-size-asian="44pt" style:font-style-asian="normal" style:font-weight-asian="normal" style:font-name-complex="Lucida Sans Unicode" style:font-family-complex="'Lucida Sans Unicode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Título2_7e_LT_7e_Untertitel" style:display-name="Título2~LT~Untertitel" style:family="paragraph">
      <style:paragraph-properties fo:margin-left="0cm" fo:margin-right="0cm" fo:margin-top="0.245cm" fo:margin-bottom="0cm" style:contextual-spacing="false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ucida Sans Unicode" fo:font-family="'Lucida Sans Unicode'" style:font-family-generic="swiss" style:font-pitch="variable" fo:font-size="29pt" fo:font-style="normal" fo:text-shadow="none" style:text-underline-style="none" fo:font-weight="normal" style:letter-kerning="true" style:font-name-asian="Lucida Sans Unicode" style:font-family-asian="'Lucida Sans Unicode'" style:font-family-generic-asian="swiss" style:font-pitch-asian="variable" style:font-size-asian="29pt" style:font-style-asian="normal" style:font-weight-asian="normal" style:font-name-complex="Lucida Sans Unicode" style:font-family-complex="'Lucida Sans Unicode'" style:font-family-generic-complex="swiss" style:font-pitch-complex="variable" style:font-size-complex="29pt" style:font-style-complex="normal" style:font-weight-complex="normal" style:text-emphasize="none" style:text-overline-style="none" style:text-overline-color="font-color"/>
    </style:style>
    <style:style style:name="Título2_7e_LT_7e_Notizen" style:display-name="Título2~LT~Notizen" style:family="paragraph">
      <style:paragraph-properties fo:margin-left="0cm" fo:margin-right="0cm" fo:margin-top="0.159cm" fo:margin-bottom="0cm" style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pitch="variable" fo:font-size="12pt" fo:font-style="normal" fo:text-shadow="none" style:text-underline-style="none" fo:font-weight="normal" style:letter-kerning="true" style:font-name-asian="Lohit Hindi" style:font-family-asian="'Lohit Hindi'" style:font-pitch-asian="variable" style:font-size-asian="12pt" style:font-style-asian="normal" style:font-weight-asian="normal" style:font-name-complex="Lohit Hindi" style:font-family-complex="'Lohit Hindi'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ítulo2_7e_LT_7e_Hintergrundobjekte" style:display-name="Título2~LT~Hintergrundobjekte" style:family="paragraph">
      <style:paragraph-properties style:text-autospace="none"/>
      <style:text-properties style:letter-kerning="true"/>
    </style:style>
    <style:style style:name="Título2_7e_LT_7e_Hintergrund" style:display-name="Título2~LT~Hintergrund" style:family="paragraph">
      <style:paragraph-properties fo:text-align="center" style:justify-single-word="false" style:text-autospace="none"/>
    </style:style>
    <style:style style:name="Título3_7e_LT_7e_Gliederung_20_1" style:display-name="Título3~LT~Gliederung 1" style:family="paragraph">
      <style:paragraph-properties fo:margin-left="0cm" fo:margin-right="0cm" fo:margin-top="0.245cm" fo:margin-bottom="0cm" style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.365cm"/>
          <style:tab-stop style:position="1.612cm"/>
          <style:tab-stop style:position="2.861cm"/>
          <style:tab-stop style:position="4.11cm"/>
          <style:tab-stop style:position="5.357cm"/>
          <style:tab-stop style:position="6.606cm"/>
          <style:tab-stop style:position="7.853cm"/>
          <style:tab-stop style:position="9.102cm"/>
          <style:tab-stop style:position="10.349cm"/>
          <style:tab-stop style:position="11.598cm"/>
          <style:tab-stop style:position="12.845cm"/>
          <style:tab-stop style:position="14.093cm"/>
          <style:tab-stop style:position="15.341cm"/>
          <style:tab-stop style:position="16.589cm"/>
          <style:tab-stop style:position="17.836cm"/>
          <style:tab-stop style:position="19.085cm"/>
          <style:tab-stop style:position="20.332cm"/>
          <style:tab-stop style:position="21.581cm"/>
          <style:tab-stop style:position="22.828cm"/>
          <style:tab-stop style:position="24.077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swiss" style:font-pitch="variable" fo:font-size="29pt" fo:font-style="normal" fo:text-shadow="none" style:text-underline-style="none" fo:font-weight="normal" style:letter-kerning="true" style:font-name-asian="Lucida Sans Unicode" style:font-family-asian="'Lucida Sans Unicode'" style:font-family-generic-asian="swiss" style:font-pitch-asian="variable" style:font-size-asian="29pt" style:font-style-asian="normal" style:font-weight-asian="normal" style:font-name-complex="Lucida Sans Unicode" style:font-family-complex="'Lucida Sans Unicode'" style:font-family-generic-complex="swiss" style:font-pitch-complex="variable" style:font-size-complex="29pt" style:font-style-complex="normal" style:font-weight-complex="normal" style:text-emphasize="none" style:text-overline-style="none" style:text-overline-color="font-color"/>
    </style:style>
    <style:style style:name="Título3_7e_LT_7e_Gliederung_20_2" style:display-name="Título3~LT~Gliederung 2" style:family="paragraph" style:parent-style-name="Título3_7e_LT_7e_Gliederung_20_1">
      <style:paragraph-properties fo:margin-top="0.194cm" fo:margin-bottom="0cm" style:contextual-spacing="false">
        <style:tab-stops>
          <style:tab-stop style:position="0.723cm"/>
          <style:tab-stop style:position="1.97cm"/>
          <style:tab-stop style:position="3.219cm"/>
          <style:tab-stop style:position="4.466cm"/>
          <style:tab-stop style:position="5.715cm"/>
          <style:tab-stop style:position="6.962cm"/>
          <style:tab-stop style:position="8.209cm"/>
          <style:tab-stop style:position="9.458cm"/>
          <style:tab-stop style:position="10.707cm"/>
          <style:tab-stop style:position="11.954cm"/>
          <style:tab-stop style:position="13.203cm"/>
          <style:tab-stop style:position="14.45cm"/>
          <style:tab-stop style:position="15.699cm"/>
          <style:tab-stop style:position="16.946cm"/>
          <style:tab-stop style:position="18.195cm"/>
          <style:tab-stop style:position="19.442cm"/>
          <style:tab-stop style:position="20.69cm"/>
          <style:tab-stop style:position="21.937cm"/>
          <style:tab-stop style:position="23.186cm"/>
          <style:tab-stop style:position="24.433cm"/>
        </style:tab-stops>
      </style:paragraph-properties>
      <style:text-properties fo:font-size="26pt" style:font-size-asian="26pt" style:font-size-complex="26pt"/>
    </style:style>
    <style:style style:name="Título3_7e_LT_7e_Gliederung_20_3" style:display-name="Título3~LT~Gliederung 3" style:family="paragraph" style:parent-style-name="Título3_7e_LT_7e_Gliederung_20_2">
      <style:paragraph-properties fo:margin-top="0.176cm" fo:margin-bottom="0cm" style:contextual-spacing="false">
        <style:tab-stops>
          <style:tab-stop style:position="1.203cm"/>
          <style:tab-stop style:position="2.452cm"/>
          <style:tab-stop style:position="3.699cm"/>
          <style:tab-stop style:position="4.948cm"/>
          <style:tab-stop style:position="6.195cm"/>
          <style:tab-stop style:position="7.444cm"/>
          <style:tab-stop style:position="8.691cm"/>
          <style:tab-stop style:position="9.94cm"/>
          <style:tab-stop style:position="11.187cm"/>
          <style:tab-stop style:position="12.435cm"/>
          <style:tab-stop style:position="13.682cm"/>
          <style:tab-stop style:position="14.931cm"/>
          <style:tab-stop style:position="16.178cm"/>
          <style:tab-stop style:position="17.427cm"/>
          <style:tab-stop style:position="18.674cm"/>
          <style:tab-stop style:position="19.923cm"/>
          <style:tab-stop style:position="21.17cm"/>
          <style:tab-stop style:position="22.419cm"/>
          <style:tab-stop style:position="23.666cm"/>
          <style:tab-stop style:position="24.913cm"/>
        </style:tab-stops>
      </style:paragraph-properties>
      <style:text-properties fo:font-size="23pt" style:font-size-asian="23pt" style:font-size-complex="23pt"/>
    </style:style>
    <style:style style:name="Título3_7e_LT_7e_Gliederung_20_4" style:display-name="Título3~LT~Gliederung 4" style:family="paragraph" style:parent-style-name="Título3_7e_LT_7e_Gliederung_20_3">
      <style:paragraph-properties fo:margin-top="0.141cm" fo:margin-bottom="0cm" style:contextual-spacing="false">
        <style:tab-stops>
          <style:tab-stop style:position="1.182cm"/>
          <style:tab-stop style:position="2.429cm"/>
          <style:tab-stop style:position="3.678cm"/>
          <style:tab-stop style:position="4.925cm"/>
          <style:tab-stop style:position="6.174cm"/>
          <style:tab-stop style:position="7.421cm"/>
          <style:tab-stop style:position="8.67cm"/>
          <style:tab-stop style:position="9.917cm"/>
          <style:tab-stop style:position="11.165cm"/>
          <style:tab-stop style:position="12.412cm"/>
          <style:tab-stop style:position="13.661cm"/>
          <style:tab-stop style:position="14.908cm"/>
          <style:tab-stop style:position="16.157cm"/>
          <style:tab-stop style:position="17.404cm"/>
          <style:tab-stop style:position="18.653cm"/>
          <style:tab-stop style:position="19.9cm"/>
          <style:tab-stop style:position="21.149cm"/>
          <style:tab-stop style:position="22.396cm"/>
          <style:tab-stop style:position="23.643cm"/>
          <style:tab-stop style:position="24.892cm"/>
        </style:tab-stops>
      </style:paragraph-properties>
      <style:text-properties fo:font-size="20pt" style:font-size-asian="20pt" style:font-size-complex="20pt"/>
    </style:style>
    <style:style style:name="Título3_7e_LT_7e_Gliederung_20_5" style:display-name="Título3~LT~Gliederung 5" style:family="paragraph" style:parent-style-name="Título3_7e_LT_7e_Gliederung_20_4">
      <style:paragraph-properties>
        <style:tab-stops>
          <style:tab-stop style:position="1.159cm"/>
          <style:tab-stop style:position="2.408cm"/>
          <style:tab-stop style:position="3.655cm"/>
          <style:tab-stop style:position="4.904cm"/>
          <style:tab-stop style:position="6.151cm"/>
          <style:tab-stop style:position="7.4cm"/>
          <style:tab-stop style:position="8.647cm"/>
          <style:tab-stop style:position="9.895cm"/>
          <style:tab-stop style:position="11.142cm"/>
          <style:tab-stop style:position="12.391cm"/>
          <style:tab-stop style:position="13.638cm"/>
          <style:tab-stop style:position="14.887cm"/>
          <style:tab-stop style:position="16.134cm"/>
          <style:tab-stop style:position="17.383cm"/>
          <style:tab-stop style:position="18.63cm"/>
          <style:tab-stop style:position="19.879cm"/>
          <style:tab-stop style:position="21.126cm"/>
          <style:tab-stop style:position="22.373cm"/>
          <style:tab-stop style:position="23.622cm"/>
          <style:tab-stop style:position="24.871cm"/>
        </style:tab-stops>
      </style:paragraph-properties>
    </style:style>
    <style:style style:name="Título3_7e_LT_7e_Gliederung_20_6" style:display-name="Título3~LT~Gliederung 6" style:family="paragraph" style:parent-style-name="Título3_7e_LT_7e_Gliederung_20_5"/>
    <style:style style:name="Título3_7e_LT_7e_Gliederung_20_7" style:display-name="Título3~LT~Gliederung 7" style:family="paragraph" style:parent-style-name="Título3_7e_LT_7e_Gliederung_20_6"/>
    <style:style style:name="Título3_7e_LT_7e_Gliederung_20_8" style:display-name="Título3~LT~Gliederung 8" style:family="paragraph" style:parent-style-name="Título3_7e_LT_7e_Gliederung_20_7"/>
    <style:style style:name="Título3_7e_LT_7e_Gliederung_20_9" style:display-name="Título3~LT~Gliederung 9" style:family="paragraph" style:parent-style-name="Título3_7e_LT_7e_Gliederung_20_8"/>
    <style:style style:name="Título3_7e_LT_7e_Titel" style:display-name="Título3~LT~Titel" style:family="paragraph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775f55" style:text-outline="false" style:text-line-through-style="none" style:text-line-through-type="none" style:font-name="Lucida Sans Unicode" fo:font-family="'Lucida Sans Unicode'" style:font-family-generic="swiss" style:font-pitch="variable" fo:font-size="44pt" fo:font-style="normal" fo:text-shadow="none" style:text-underline-style="none" fo:font-weight="normal" style:letter-kerning="true" style:font-name-asian="Lucida Sans Unicode" style:font-family-asian="'Lucida Sans Unicode'" style:font-family-generic-asian="swiss" style:font-pitch-asian="variable" style:font-size-asian="44pt" style:font-style-asian="normal" style:font-weight-asian="normal" style:font-name-complex="Lucida Sans Unicode" style:font-family-complex="'Lucida Sans Unicode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Título3_7e_LT_7e_Untertitel" style:display-name="Título3~LT~Untertitel" style:family="paragraph">
      <style:paragraph-properties fo:margin-left="0cm" fo:margin-right="0cm" fo:margin-top="0.245cm" fo:margin-bottom="0cm" style:contextual-spacing="false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swiss" style:font-pitch="variable" fo:font-size="29pt" fo:font-style="normal" fo:text-shadow="none" style:text-underline-style="none" fo:font-weight="normal" style:letter-kerning="true" style:font-name-asian="Lucida Sans Unicode" style:font-family-asian="'Lucida Sans Unicode'" style:font-family-generic-asian="swiss" style:font-pitch-asian="variable" style:font-size-asian="29pt" style:font-style-asian="normal" style:font-weight-asian="normal" style:font-name-complex="Lucida Sans Unicode" style:font-family-complex="'Lucida Sans Unicode'" style:font-family-generic-complex="swiss" style:font-pitch-complex="variable" style:font-size-complex="29pt" style:font-style-complex="normal" style:font-weight-complex="normal" style:text-emphasize="none" style:text-overline-style="none" style:text-overline-color="font-color"/>
    </style:style>
    <style:style style:name="Título3_7e_LT_7e_Notizen" style:display-name="Título3~LT~Notizen" style:family="paragraph">
      <style:paragraph-properties fo:margin-left="0cm" fo:margin-right="0cm" fo:margin-top="0.159cm" fo:margin-bottom="0cm" style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pitch="variable" fo:font-size="12pt" fo:font-style="normal" fo:text-shadow="none" style:text-underline-style="none" fo:font-weight="normal" style:letter-kerning="true" style:font-name-asian="Lohit Hindi" style:font-family-asian="'Lohit Hindi'" style:font-pitch-asian="variable" style:font-size-asian="12pt" style:font-style-asian="normal" style:font-weight-asian="normal" style:font-name-complex="Lohit Hindi" style:font-family-complex="'Lohit Hindi'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ítulo3_7e_LT_7e_Hintergrundobjekte" style:display-name="Título3~LT~Hintergrundobjekte" style:family="paragraph">
      <style:paragraph-properties style:text-autospace="none"/>
      <style:text-properties style:letter-kerning="true"/>
    </style:style>
    <style:style style:name="Título3_7e_LT_7e_Hintergrund" style:display-name="Título3~LT~Hintergrund" style:family="paragraph">
      <style:paragraph-properties fo:text-align="center" style:justify-single-word="false" style:text-autospace="none"/>
    </style:style>
    <style:style style:name="Codigo" style:family="paragraph" style:parent-style-name="Text_20_body">
      <style:paragraph-properties fo:margin-left="1.499cm" fo:margin-right="0cm" fo:text-align="start" style:justify-single-word="false" fo:text-indent="0cm" style:auto-text-indent="false"/>
      <style:text-properties style:font-name="Courier New" fo:font-family="'Courier New'" style:font-family-generic="modern" fo:font-size="9pt" style:font-size-asian="9pt"/>
    </style:style>
    <style:style style:name="Numbering_20_Symbols" style:display-name="Numbering Symbols" style:family="text"/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Instrucción" style:family="text">
      <style:text-properties style:font-name="Courier New1" fo:font-family="'Courier New'" style:font-family-generic="modern" style:font-pitch="fixed" fo:font-size="12pt" style:language-asian="en" style:country-asian="US" style:font-name-complex="Courier New1" style:font-family-complex="'Courier New'" style:font-family-generic-complex="modern" style:font-pitch-complex="fixed" style:font-size-complex="12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text:style-name="RTF_5f_Num_20_2_20_1" style:num-suffix="." style:num-format="1">
        <style:list-level-properties text:min-label-width="0.635cm"/>
      </text:list-level-style-number>
      <text:list-level-style-number text:level="2" text:style-name="RTF_5f_Num_20_2_20_2" style:num-suffix="." style:num-format="1">
        <style:list-level-properties text:space-before="0.635cm" text:min-label-width="0.635cm"/>
      </text:list-level-style-number>
      <text:list-level-style-number text:level="3" text:style-name="RTF_5f_Num_20_2_20_3" style:num-suffix="." style:num-format="1">
        <style:list-level-properties text:space-before="1.27cm" text:min-label-width="0.635cm"/>
      </text:list-level-style-number>
      <text:list-level-style-number text:level="4" text:style-name="RTF_5f_Num_20_2_20_4" style:num-suffix="." style:num-format="1">
        <style:list-level-properties text:space-before="1.905cm" text:min-label-width="0.635cm"/>
      </text:list-level-style-number>
      <text:list-level-style-number text:level="5" text:style-name="RTF_5f_Num_20_2_20_5" style:num-suffix="." style:num-format="1">
        <style:list-level-properties text:space-before="2.54cm" text:min-label-width="0.635cm"/>
      </text:list-level-style-number>
      <text:list-level-style-number text:level="6" text:style-name="RTF_5f_Num_20_2_20_6" style:num-suffix="." style:num-format="1">
        <style:list-level-properties text:space-before="3.175cm" text:min-label-width="0.635cm"/>
      </text:list-level-style-number>
      <text:list-level-style-number text:level="7" text:style-name="RTF_5f_Num_20_2_20_7" style:num-suffix="." style:num-format="1">
        <style:list-level-properties text:space-before="3.81cm" text:min-label-width="0.635cm"/>
      </text:list-level-style-number>
      <text:list-level-style-number text:level="8" text:style-name="RTF_5f_Num_20_2_20_8" style:num-suffix="." style:num-format="1">
        <style:list-level-properties text:space-before="4.445cm" text:min-label-width="0.635cm"/>
      </text:list-level-style-number>
      <text:list-level-style-number text:level="9" text:style-name="RTF_5f_Num_20_2_20_9" style:num-suffix="." style:num-format="1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4" style:family="table">
      <style:table-properties style:width="17cm" table:align="margins"/>
    </style:style>
    <style:style style:name="Tabla4.A" style:family="table-column">
      <style:table-column-properties style:column-width="7.717cm" style:rel-column-width="29751*"/>
    </style:style>
    <style:style style:name="Tabla4.B" style:family="table-column">
      <style:table-column-properties style:column-width="9.283cm" style:rel-column-width="35784*"/>
    </style:style>
    <style:style style:name="Tabla4.A1" style:family="table-cell">
      <style:table-cell-properties fo:padding="0.097cm" fo:border="none"/>
    </style:style>
    <style:style style:name="MP1" style:family="paragraph" style:parent-style-name="Standard">
      <style:text-properties style:font-name="Verdana" fo:font-size="10pt" fo:language="es" fo:country="AR" officeooo:rsid="0010d827" officeooo:paragraph-rsid="0010d827" style:font-size-asian="10pt" style:font-size-complex="10pt"/>
    </style:style>
    <style:style style:name="MP2" style:family="paragraph" style:parent-style-name="Table_20_Contents">
      <style:paragraph-properties fo:text-align="end" style:justify-single-word="false"/>
      <style:text-properties style:font-name="Verdana" fo:font-size="10pt" fo:language="es" fo:country="AR" style:font-size-asian="10pt" style:font-size-complex="10pt"/>
    </style:style>
    <style:style style:name="MP3" style:family="paragraph" style:parent-style-name="Standard">
      <style:text-properties style:font-name="Verdana" fo:font-size="10pt" fo:language="es" fo:country="AR" officeooo:paragraph-rsid="0007c5c5" style:font-size-asian="10pt" style:font-size-complex="10pt"/>
    </style:style>
    <style:style style:name="MP4" style:family="paragraph" style:parent-style-name="Standard">
      <style:text-properties style:font-name="Verdana" fo:font-size="10pt" fo:language="es" fo:country="AR" officeooo:rsid="0007c5c5" officeooo:paragraph-rsid="0007c5c5" style:font-size-asian="10pt" style:font-size-complex="10pt"/>
    </style:style>
    <style:style style:name="MP5" style:family="paragraph" style:parent-style-name="Standard">
      <style:text-properties style:font-name="Verdana" fo:language="es" fo:country="AR"/>
    </style:style>
    <style:style style:name="MP6" style:family="paragraph" style:parent-style-name="Footer">
      <style:text-properties fo:language="es" fo:country="AR"/>
    </style:style>
    <style:style style:name="MP7" style:family="paragraph" style:parent-style-name="Header">
      <style:text-properties fo:language="es" fo:country="AR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a4" table:style-name="Tabla4">
          <table:table-column table:style-name="Tabla4.A"/>
          <table:table-column table:style-name="Tabla4.B"/>
          <table:table-row>
            <table:table-cell table:style-name="Tabla4.A1" office:value-type="string">
              <text:p text:style-name="MP1">Estructura de Datos Dinámicas</text:p>
            </table:table-cell>
            <table:table-cell table:style-name="Tabla4.A1" office:value-type="string">
              <text:p text:style-name="MP2">Plataforma Educativa</text:p>
            </table:table-cell>
          </table:table-row>
          <table:table-row>
            <table:table-cell table:style-name="Tabla4.A1" office:value-type="string">
              <text:p text:style-name="MP3">Enunciado</text:p>
            </table:table-cell>
            <table:table-cell table:style-name="Tabla4.A1" office:value-type="string">
              <text:p text:style-name="MP2">Batalla Espacial 2.0</text:p>
            </table:table-cell>
          </table:table-row>
          <table:table-row>
            <table:table-cell table:style-name="Tabla4.A1" office:value-type="string">
              <text:p text:style-name="MP4"/>
            </table:table-cell>
            <table:table-cell table:style-name="Tabla4.A1" office:value-type="string">
              <text:p text:style-name="MP2"/>
            </table:table-cell>
          </table:table-row>
        </table:table>
        <text:p text:style-name="MP5"/>
      </style:header>
      <style:footer>
        <text:p text:style-name="MP6"><text:page-number text:select-page="current">1</text:page-number> de <text:page-count>1</text:page-count></text:p>
      </style:footer>
    </style:master-page>
    <style:master-page style:name="HTML" style:page-layout-name="Mpm2">
      <style:header>
        <text:p text:style-name="MP7"/>
      </style:header>
      <style:footer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initial-creator>Diego Fontdevila</meta:initial-creator>
    <meta:creation-date>2008-03-30T10:56:11</meta:creation-date>
    <dc:date>2014-12-15T19:33:35.504876754</dc:date>
    <meta:editing-cycles>107</meta:editing-cycles>
    <meta:editing-duration>PT22H24M48S</meta:editing-duration>
    <meta:print-date>2014-12-15T19:33:33.532245554</meta:print-date>
    <meta:document-statistic meta:table-count="1" meta:image-count="0" meta:object-count="0" meta:page-count="1" meta:paragraph-count="18" meta:word-count="142" meta:character-count="1018" meta:non-whitespace-character-count="894"/>
    <meta:user-defined meta:name="Info 1"/>
    <meta:user-defined meta:name="Info 2"/>
    <meta:user-defined meta:name="Info 3"/>
    <meta:user-defined meta:name="Info 4"/>
  </office:meta>
</office:document-meta>
</file>